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9.19 logs:</text:p>
      <text:list xml:id="list217014457" text:style-name="L2">
        <text:list-item>
          <text:p text:style-name="P1">/dev/input/event3 is the device file to the keyboard, <text:s/>can find from the softlink in the directory of /de/input/***</text:p>
        </text:list-item>
        <text:list-item>
          <text:p text:style-name="P1">can find the “struct input_event” from ***/include/linux/input.h, but how to use it to get the information <text:s/>from the keyboard ?? can find some useful help from /Documentation/input/input-programming!!</text:p>
        </text:list-item>
      </text:list>
      <text:p text:style-name="Standard"/>
      <text:p text:style-name="Standard"/>
      <text:p text:style-name="Standard">10.2 logs:</text:p>
      <text:p text:style-name="Standard">allt + number 在shell的多个窗口之间切换</text:p>
      <text:p text:style-name="Standard">在printf中把位宽写死，要是who输出的ut_name很长呢？</text:p>
      <text:p text:style-name="Standard">下载安装了gitk</text:p>
      <text:p text:style-name="Standard">在man 5 utmp中关于时间的描述，__WORDSIZE == 64 这个去哪里查啊？？ 直接程序打印好了</text:p>
      <text:p text:style-name="Standard">怎么去查 timeval的结构啊？ 先查下 man -k time 在慢慢选 查出来在utime(2)里面 </text:p>
      <text:p text:style-name="Standard">tm结构？ 还是没有搞定啊？？</text:p>
      <text:p text:style-name="Standard">把who改成带缓冲区的，用perf测试一下？？</text:p>
      <text:p text:style-name="Standard">size_t 像这种东西怎么查？</text:p>
      <text:p text:style-name="Standard">写了类似FILE的utmplib.c的带缓冲的库，用makefile， git管理，用gdb调试</text:p>
      <text:p text:style-name="Standard">10.3</text:p>
      <text:p text:style-name="Standard">看陈皓的gdb调试系列：在gdb中使用shell(shell cmd)</text:p>
      <text:p text:style-name="Standard">把git也加进去，gitk也加进去</text:p>
      <text:p text:style-name="Standard">系统调用错误处理：内核全局变量errno, 指明错误类型，多个程序一起使用的时候会不会冲突呢？？</text:p>
      <text:p text:style-name="Standard">perror(“....”) 的用法：显示的内容分两部分，第一部分是提示信息“...”, 后面是根据错误代码查到的错误提示 ，比如open函数错误是返回-1，但是错误的情况可能很多（错误的情况记录在全局变量errno中），</text:p>
      <text:p text:style-name="Standard">这是perror显示了”...“后会冒号输出具体的错误信息</text:p>
      <text:p text:style-name="Standard">linux支持多种目录类型，而open等只是单纯的读磁盘操作。</text:p>
      <text:p text:style-name="Standard">不同用户的设备文件，在系统中是怎么区分出来的？</text:p>
      <text:p text:style-name="Standard"/>
      <text:p text:style-name="Standard">my_shell笔记：</text:p>
      <text:p text:style-name="Standard">ps -a -l -f</text:p>
      <text:p text:style-name="Standard">-f 格式化输出，配合-x可以显示出进程的父子关系</text:p>
      <text:p text:style-name="Standard">-x 可以显示出系统进程，但是不全啊，的加上-a</text:p>
      <text:p text:style-name="Standard">-a 显示出现在所有终端的进程，注意，不是全部进程</text:p>
      <text:p text:style-name="Standard">-l 显示长信息</text:p>
      <text:p text:style-name="Standard">-e 可以显示全部的进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H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9T10:07:50</meta:creation-date>
    <dc:date>2013-10-08T22:42:01</dc:date>
    <meta:editing-duration>P19DT12H33M40S</meta:editing-duration>
    <meta:editing-cycles>35</meta:editing-cycles>
    <meta:generator>LibreOffice/3.5$Linux_x86 LibreOffice_project/350m1$Build-202</meta:generator>
    <meta:document-statistic meta:table-count="0" meta:image-count="0" meta:object-count="0" meta:page-count="1" meta:paragraph-count="28" meta:word-count="222" meta:character-count="1008" meta:non-whitespace-character-count="1028"/>
  </office:meta>
</office:document-meta>
</file>